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df0f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164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0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217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d6a81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df0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803cm" svg:height="0.899cm" svg:x="9.598cm" svg:y="14.367cm" svg:viewBox="0 0 1804 900" draw:points="0,353 1804,0 1627,897 1630,900">
            <text:p/>
          </draw:polygon>
          <draw:frame draw:style-name="gr2" draw:text-style-name="P3" draw:layer="layout" svg:width="0.664cm" svg:height="0.588cm" svg:x="11.105cm" svg:y="15.085cm">
            <draw:text-box>
              <text:p text:style-name="P2"><text:span text:style-name="T1">L</text:span></text:p>
            </draw:text-box>
          </draw:frame>
          <draw:frame draw:style-name="gr3" draw:text-style-name="P3" draw:layer="layout" svg:width="0.59cm" svg:height="0.588cm" svg:x="11.221cm" svg:y="14.004cm">
            <draw:text-box>
              <text:p text:style-name="P2"><text:span text:style-name="T1">I</text:span></text:p>
            </draw:text-box>
          </draw:frame>
          <draw:frame draw:style-name="gr4" draw:text-style-name="P3" draw:layer="layout" svg:width="0.717cm" svg:height="0.588cm" svg:x="9.205cm" svg:y="14.685cm">
            <draw:text-box>
              <text:p text:style-name="P2"><text:span text:style-name="T1">N</text:span></text:p>
            </draw:text-box>
          </draw:frame>
          <draw:line draw:style-name="gr5" draw:text-style-name="P4" draw:layer="layout" svg:x1="11.404cm" svg:y1="14.367cm" svg:x2="9.584cm" svg:y2="14.727cm">
            <text:p/>
          </draw:line>
          <draw:ellipse draw:style-name="gr6" draw:text-style-name="P5" draw:layer="layout" svg:width="0.805cm" svg:height="0.807cm" svg:x="11.002cm" svg:y="13.965cm" draw:kind="arc" draw:start-angle="190.36" draw:end-angle="259.25">
            <text:p/>
          </draw:ellipse>
          <draw:line draw:style-name="gr7" draw:text-style-name="P4" draw:layer="layout" svg:x1="11.405cm" svg:y1="14.367cm" svg:x2="10.304cm" svg:y2="15.454cm">
            <text:p/>
          </draw:line>
          <draw:line draw:style-name="gr5" draw:text-style-name="P4" draw:layer="layout" svg:x1="11.404cm" svg:y1="14.367cm" svg:x2="11.221cm" svg:y2="15.267cm">
            <text:p/>
          </draw:line>
          <draw:line draw:style-name="gr5" draw:text-style-name="P4" draw:layer="layout" svg:x1="9.584cm" svg:y1="14.725cm" svg:x2="11.221cm" svg:y2="15.265cm">
            <text:p/>
          </draw:line>
          <draw:line draw:style-name="gr5" draw:text-style-name="P4" draw:layer="layout" svg:x1="11.254cm" svg:y1="14.644cm" svg:x2="11.153cm" svg:y2="14.766cm">
            <text:p/>
          </draw:line>
          <draw:line draw:style-name="gr5" draw:text-style-name="P4" draw:layer="layout" svg:x1="11.124cm" svg:y1="14.528cm" svg:x2="10.999cm" svg:y2="14.6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5:41.412610132</meta:creation-date>
    <dc:date>2018-02-09T16:56:00.072739996</dc:date>
    <meta:editing-duration>PT19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